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0.7444in" style:rel-column-width="7045*"/>
    </style:style>
    <style:style style:name="Table2.B" style:family="table-column">
      <style:table-column-properties style:column-width="0.75in" style:rel-column-width="7097*"/>
    </style:style>
    <style:style style:name="Table2.C" style:family="table-column">
      <style:table-column-properties style:column-width="1.25in" style:rel-column-width="11829*"/>
    </style:style>
    <style:style style:name="Table2.D" style:family="table-column">
      <style:table-column-properties style:column-width="4.1806in" style:rel-column-width="3956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f3b0" officeooo:paragraph-rsid="0012f3b0" style:font-weight-asian="bold" style:font-weight-complex="bold"/>
    </style:style>
    <style:style style:name="P4" style:family="paragraph" style:parent-style-name="Standard">
      <style:text-properties officeooo:paragraph-rsid="00239fac"/>
    </style:style>
    <style:style style:name="P5" style:family="paragraph" style:parent-style-name="Standard">
      <style:text-properties officeooo:rsid="0029660c" officeooo:paragraph-rsid="0029660c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5ecc1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b08af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391779" officeooo:paragraph-rsid="00239fa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6bb9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f82c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fad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bd0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336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f978" officeooo:paragraph-rsid="0038f9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ff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01" officeooo:paragraph-rsid="002f51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5ecc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5ea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09b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e286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a0ed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ead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8ba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368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53494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02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91779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cc58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b6a6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b08a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afa20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f5111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2ee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285c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faa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aee2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696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d31cb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1f2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357515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a3ff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84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88b07" officeooo:paragraph-rsid="00239f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normal" officeooo:rsid="004b1447" officeooo:paragraph-rsid="004b144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margin-top="0.1in" fo:margin-bottom="0.1in" loext:contextual-spacing="false" fo:text-align="start" style:justify-single-word="false"/>
      <style:text-properties style:font-name="Courier New" fo:font-size="12pt" fo:font-weight="normal" officeooo:rsid="004b1447" officeooo:paragraph-rsid="004ae738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margin-left="0in" fo:margin-right="0in" fo:margin-top="0in" fo:margin-bottom="0.4in" loext:contextual-spacing="false" fo:text-align="center" style:justify-single-word="false" fo:text-indent="0in" style:auto-text-indent="false" fo:break-before="page"/>
      <style:text-properties fo:font-weight="bold" officeooo:rsid="0012f3b0" officeooo:paragraph-rsid="00413029" style:font-weight-asian="bold" style:font-weight-complex="bold"/>
    </style:style>
    <style:style style:name="P85" style:family="paragraph" style:parent-style-name="Standard" style:list-style-name="L1">
      <style:text-properties officeooo:rsid="001d0403" officeooo:paragraph-rsid="001d0403"/>
    </style:style>
    <style:style style:name="P86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87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89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90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91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92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93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94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95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96" style:family="paragraph" style:parent-style-name="Standard" style:list-style-name="L1">
      <style:text-properties officeooo:rsid="0026e1e1" officeooo:paragraph-rsid="0026e1e1"/>
    </style:style>
    <style:style style:name="P97" style:family="paragraph" style:parent-style-name="Standard" style:list-style-name="L1">
      <style:text-properties officeooo:rsid="001da65e" officeooo:paragraph-rsid="001da65e"/>
    </style:style>
    <style:style style:name="P98" style:family="paragraph" style:parent-style-name="Standard" style:list-style-name="L2">
      <style:text-properties officeooo:rsid="0012f3b0" officeooo:paragraph-rsid="0012f3b0"/>
    </style:style>
    <style:style style:name="P99" style:family="paragraph" style:parent-style-name="Standard" style:list-style-name="L2">
      <style:text-properties officeooo:rsid="002003e5" officeooo:paragraph-rsid="002003e5"/>
    </style:style>
    <style:style style:name="P100" style:family="paragraph" style:parent-style-name="Standard" style:list-style-name="L2">
      <style:text-properties officeooo:rsid="0026d433" officeooo:paragraph-rsid="0026d433"/>
    </style:style>
    <style:style style:name="P101" style:family="paragraph" style:parent-style-name="Standard" style:list-style-name="L2">
      <style:text-properties officeooo:rsid="0029660c" officeooo:paragraph-rsid="0029660c"/>
    </style:style>
    <style:style style:name="P102" style:family="paragraph" style:parent-style-name="Standard" style:list-style-name="L2">
      <style:text-properties officeooo:rsid="005bf636" officeooo:paragraph-rsid="005bf636"/>
    </style:style>
    <style:style style:name="P103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111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112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113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114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115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116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5f4eef" style:font-style-asian="normal" style:font-style-complex="normal"/>
    </style:style>
    <style:style style:name="P117" style:family="paragraph" style:parent-style-name="Standard" style:list-style-name="L3">
      <style:paragraph-properties fo:margin-top="0in" fo:margin-bottom="0.1in" loext:contextual-spacing="false"/>
      <style:text-properties fo:font-style="normal" officeooo:rsid="00550ef0" officeooo:paragraph-rsid="00550ef0" style:font-style-asian="normal" style:font-style-complex="normal"/>
    </style:style>
    <style:style style:name="P118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119" style:family="paragraph" style:parent-style-name="Standard" style:list-style-name="L3">
      <style:paragraph-properties fo:margin-top="0in" fo:margin-bottom="0.1in" loext:contextual-spacing="fals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120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121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6778" style:font-style-asian="normal" style:font-style-complex="normal"/>
    </style:style>
    <style:style style:name="T5" style:family="text">
      <style:text-properties fo:font-style="normal" officeooo:rsid="001da65e" style:font-style-asian="normal" style:font-style-complex="normal"/>
    </style:style>
    <style:style style:name="T6" style:family="text">
      <style:text-properties fo:font-style="normal" officeooo:rsid="00210ac6" style:font-style-asian="normal" style:font-style-complex="normal"/>
    </style:style>
    <style:style style:name="T7" style:family="text">
      <style:text-properties officeooo:rsid="001485e0"/>
    </style:style>
    <style:style style:name="T8" style:family="text">
      <style:text-properties officeooo:rsid="0019d5ae"/>
    </style:style>
    <style:style style:name="T9" style:family="text">
      <style:text-properties officeooo:rsid="001e17b3"/>
    </style:style>
    <style:style style:name="T10" style:family="text">
      <style:text-properties officeooo:rsid="00402e20"/>
    </style:style>
    <style:style style:name="T11" style:family="text">
      <style:text-properties officeooo:rsid="00311696"/>
    </style:style>
    <style:style style:name="T12" style:family="text">
      <style:text-properties officeooo:rsid="0042fad0"/>
    </style:style>
    <style:style style:name="T13" style:family="text">
      <style:text-properties officeooo:rsid="0017bd0d"/>
    </style:style>
    <style:style style:name="T14" style:family="text">
      <style:text-properties officeooo:rsid="001e2869"/>
    </style:style>
    <style:style style:name="T15" style:family="text">
      <style:text-properties officeooo:rsid="0054ddde"/>
    </style:style>
    <style:style style:name="T16" style:family="text">
      <style:text-properties officeooo:rsid="001b8ba5"/>
    </style:style>
    <style:style style:name="T17" style:family="text">
      <style:text-properties officeooo:rsid="0026bb9f"/>
    </style:style>
    <style:style style:name="T18" style:family="text">
      <style:text-properties officeooo:rsid="001b08af"/>
    </style:style>
    <style:style style:name="T19" style:family="text">
      <style:text-properties officeooo:rsid="001c5ea0"/>
    </style:style>
    <style:style style:name="T20" style:family="text">
      <style:text-properties officeooo:rsid="00227012"/>
    </style:style>
    <style:style style:name="T21" style:family="text">
      <style:text-properties officeooo:rsid="00341f25"/>
    </style:style>
    <style:style style:name="T22" style:family="text">
      <style:text-properties officeooo:rsid="002d31cb"/>
    </style:style>
    <style:style style:name="T23" style:family="text">
      <style:text-properties officeooo:rsid="00357515"/>
    </style:style>
    <style:style style:name="T24" style:family="text">
      <style:text-properties officeooo:rsid="002bd303"/>
    </style:style>
    <style:style style:name="T25" style:family="text">
      <style:text-properties officeooo:rsid="002c1a75"/>
    </style:style>
    <style:style style:name="T26" style:family="text">
      <style:text-properties officeooo:rsid="002e5614"/>
    </style:style>
    <style:style style:name="T27" style:family="text">
      <style:text-properties officeooo:rsid="00413029"/>
    </style:style>
    <style:style style:name="T28" style:family="text">
      <style:text-properties officeooo:rsid="00431cb2"/>
    </style:style>
    <style:style style:name="T29" style:family="text">
      <style:text-properties officeooo:rsid="00442062"/>
    </style:style>
    <style:style style:name="T30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33" style:family="text">
      <style:text-properties officeooo:rsid="004adce0"/>
    </style:style>
    <style:style style:name="T34" style:family="text">
      <style:text-properties officeooo:rsid="004ae738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431cb2"/>
    </style:style>
    <style:style style:name="T37" style:family="text">
      <style:text-properties officeooo:rsid="0056fc6b"/>
    </style:style>
    <style:style style:name="T38" style:family="text">
      <style:text-properties style:text-line-through-style="solid" style:text-line-through-type="single" style:text-underline-style="none"/>
    </style:style>
    <style:style style:name="T39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40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41" style:family="text">
      <style:text-properties officeooo:rsid="005f80a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O/<text:span text:style-name="T24">E</text:span> – <text:span text:style-name="T8">Changes</text:span></text:p>
      <text:p text:style-name="P2"/>
      <text:list xml:id="list3782858599" text:style-name="L1">
        <text:list-item>
          <text:p text:style-name="P85"><text:span text:style-name="T3">Complete re-write, </text:span><text:span text:style-name="T6">using C17 features and library functions.</text:span></text:p>
        </text:list-item>
        <text:list-item>
          <text:p text:style-name="P86">Assertion statements added, especially for function parameters.</text:p>
        </text:list-item>
        <text:list-item>
          <text:p text:style-name="P86">Code verified with <text:span text:style-name="T1">FlexeLint</text:span>.</text:p>
        </text:list-item>
        <text:list-item>
          <text:p text:style-name="P86">Memory usage checked with <text:span text:style-name="T1">Valgrind</text:span>.</text:p>
        </text:list-item>
        <text:list-item>
          <text:p text:style-name="P86">Inline documentation using Doxygen comments.</text:p>
        </text:list-item>
        <text:list-item>
          <text:p text:style-name="P87">Access to edit buffer is through defined interface.</text:p>
        </text:list-item>
        <text:list-item>
          <text:p text:style-name="P110">Library changes</text:p>
          <text:list>
            <text:list-item>
              <text:p text:style-name="P95">termi<text:span text:style-name="T37">os </text:span><text:span text:style-name="T3">replaces </text:span>termcap</text:p>
            </text:list-item>
            <text:list-item>
              <text:p text:style-name="P95">sigaction() <text:span text:style-name="T3">replaces </text:span>signal()</text:p>
            </text:list-item>
            <text:list-item>
              <text:p text:style-name="P95">ncurses <text:span text:style-name="T3">replaces </text:span>curses</text:p>
            </text:list-item>
            <text:list-item>
              <text:p text:style-name="P95"><text:span text:style-name="T3">ANSI functions (e.g., </text:span>isalpha()<text:span text:style-name="T3">) replace local functions.</text:span></text:p>
            </text:list-item>
          </text:list>
        </text:list-item>
        <text:list-item>
          <text:p text:style-name="P85">Command enhancements</text:p>
          <text:list>
            <text:list-item>
              <text:p text:style-name="P85">EE command added.</text:p>
            </text:list-item>
            <text:list-item>
              <text:p text:style-name="P96">EQq command added.</text:p>
            </text:list-item>
            <text:list-item>
              <text:p text:style-name="P96">E%q command added.</text:p>
            </text:list-item>
          </text:list>
        </text:list-item>
        <text:list-item>
          <text:p text:style-name="P85"><text:span text:style-name="T4">O</text:span><text:span text:style-name="T3">ptional “strict” mode for parsing commands</text:span></text:p>
          <text:list>
            <text:list-item>
              <text:p text:style-name="P88">Error if more than one comma</text:p>
            </text:list-item>
            <text:list-item>
              <text:p text:style-name="P97"><text:span text:style-name="T5">E</text:span><text:span text:style-name="T3">rror if @ not allowed</text:span></text:p>
            </text:list-item>
            <text:list-item>
              <text:p text:style-name="P89">Error if more than one @</text:p>
            </text:list-item>
            <text:list-item>
              <text:p text:style-name="P88">Error if : or :: not allowed</text:p>
            </text:list-item>
            <text:list-item>
              <text:p text:style-name="P90">Error if more than two colons</text:p>
            </text:list-item>
            <text:list-item>
              <text:p text:style-name="P91">Error if @ or : in the middle of an expression</text:p>
            </text:list-item>
            <text:list-item>
              <text:p text:style-name="P85"><text:span text:style-name="T5">Error if attemp</text:span><text:span text:style-name="T3">t to divide by zero</text:span></text:p>
            </text:list-item>
            <text:list-item>
              <text:p text:style-name="P92">Error if m or n arguments provided for commands that don’t take them.</text:p>
            </text:list-item>
            <text:list-item>
              <text:p text:style-name="P92">Error if m argument without n argument.</text:p>
            </text:list-item>
          </text:list>
        </text:list-item>
        <text:list-item>
          <text:p text:style-name="P93"/>
        </text:list-item>
      </text:list>
      <text:p text:style-name="P1"/>
      <text:p text:style-name="P1"><text:span text:style-name="T9">Errors </text:span>Fi<text:span text:style-name="T9">xed</text:span></text:p>
      <text:p text:style-name="P1"/>
      <text:list xml:id="list3955645223" text:style-name="L2">
        <text:list-item>
          <text:p text:style-name="P98">The <text:span text:style-name="T7">type out function</text:span> <text:span text:style-name="T1">typbuf() </text:span><text:span text:style-name="T3">was </text:span>called to echo characters in commands. This would result in erroneous output if the EU flag was set to 0 or 1.</text:p>
        </text:list-item>
        <text:list-item>
          <text:p text:style-name="P99">EI command would start executing commands immediately, rather than just reading them into the command buffer.</text:p>
        </text:list-item>
        <text:list-item>
          <text:p text:style-name="P99">EG and EX commands did not implement file protection (issuing an error to provide loss of data if the buffer was not empty).</text:p>
        </text:list-item>
        <text:list-item>
          <text:p text:style-name="P100">Values passed through some commands (e.g., apostrophe) instead of being consumed.</text:p>
        </text:list-item>
        <text:list-item>
          <text:p text:style-name="P100">If the radix was 16, hexadecimal digits were allowed in expressions.</text:p>
        </text:list-item>
        <text:list-item>
          <text:p text:style-name="P101">MLP/MRP errors were not implemented.</text:p>
        </text:list-item>
        <text:list-item>
          <text:p text:style-name="P102">Use <text:span text:style-name="T1">mkstemp()</text:span><text:span text:style-name="T3"> instead of </text:span><text:span text:style-name="T1">tempnam()</text:span><text:span text:style-name="T3">.</text:span></text:p>
        </text:list-item>
        <text:list-item>
          <text:p text:style-name="P94">EI command inside of indirect command file caused crash.</text:p>
        </text:list-item>
      </text:list>
      <text:p text:style-name="P5"/>
      <text:p text:style-name="P84">TECO/<text:span text:style-name="T24">E</text:span> – <text:span text:style-name="T27">New Features</text:span></text:p>
      <text:list xml:id="list2364359352" text:style-name="L3">
        <text:list-item>
          <text:p text:style-name="P111">Flag variables</text:p>
          <text:list>
            <text:list-item>
              <text:p text:style-name="P111">E1</text:p>
              <text:list>
                <text:list-item>
                  <text:p text:style-name="P111">E1&amp;1 – strictly enforce syntax</text:p>
                </text:list-item>
                <text:list-item>
                  <text:p text:style-name="P111">E1&amp;2 – parse commands but do not execute</text:p>
                </text:list-item>
              </text:list>
            </text:list-item>
            <text:list-item>
              <text:p text:style-name="P111">E2</text:p>
              <text:list>
                <text:list-item>
                  <text:p text:style-name="P111">E2&amp;1 – dollar sign is valid symbol constituent</text:p>
                </text:list-item>
                <text:list-item>
                  <text:p text:style-name="P111">E2&amp;2 – underscore is valid symbol constituent</text:p>
                </text:list-item>
                <text:list-item>
                  <text:p text:style-name="P111">E2&amp;4 – Add CR before LF on output</text:p>
                </text:list-item>
                <text:list-item>
                  <text:p text:style-name="P111">E2&amp;8 – Strip CR on input</text:p>
                </text:list-item>
                <text:list-item>
                  <text:p text:style-name="P111"/>
                </text:list-item>
                <text:list-item>
                  <text:p text:style-name="P111">E2&amp;16 – FF is normal character (not page delimiter)</text:p>
                </text:list-item>
              </text:list>
            </text:list-item>
            <text:list-item>
              <text:p text:style-name="P111">E3</text:p>
              <text:list>
                <text:list-item>
                  <text:p text:style-name="P111">E3&amp;1 – enable braced expressions</text:p>
                </text:list-item>
                <text:list-item>
                  <text:p text:style-name="P111">E3&amp;2 – enable tilde operator</text:p>
                </text:list-item>
                <text:list-item>
                  <text:p text:style-name="P111">E3&amp;4 – CTRL/H returns time in milliseconds</text:p>
                </text:list-item>
              </text:list>
            </text:list-item>
            <text:list-item>
              <text:p text:style-name="P111">E4</text:p>
              <text:list>
                <text:list-item>
                  <text:p text:style-name="P111">E4&amp;<text:span text:style-name="T29">1</text:span>– don’t include command input in log file</text:p>
                </text:list-item>
                <text:list-item>
                  <text:p text:style-name="P111">E4&amp;<text:span text:style-name="T29">2</text:span>– don’t include command output in log file</text:p>
                </text:list-item>
              </text:list>
            </text:list-item>
            <text:list-item>
              <text:p text:style-name="P111">E5 – comment bypass character</text:p>
            </text:list-item>
          </text:list>
        </text:list-item>
        <text:list-item>
          <text:p text:style-name="P111">Braced expressions – { and }</text:p>
          <text:list>
            <text:list-item>
              <text:list>
                <text:list-item>
                  <text:p text:style-name="P112"><text:span text:style-name="T36">=</text:span><text:span text:style-name="T35">=<text:tab/></text:span><text:span text:style-name="T36">(equal)</text:span></text:p>
                </text:list-item>
                <text:list-item>
                  <text:p text:style-name="P118">&lt;&gt;<text:tab/><text:span text:style-name="T28">(not equal)</text:span></text:p>
                </text:list-item>
                <text:list-item>
                  <text:p text:style-name="P118">&lt;<text:tab/><text:span text:style-name="T28">(less than)</text:span></text:p>
                </text:list-item>
                <text:list-item>
                  <text:p text:style-name="P118">&lt;=<text:tab/><text:span text:style-name="T28">(less than or equal)</text:span></text:p>
                </text:list-item>
                <text:list-item>
                  <text:p text:style-name="P118">&gt;<text:tab/><text:span text:style-name="T28">(greater than)</text:span></text:p>
                </text:list-item>
                <text:list-item>
                  <text:p text:style-name="P118">&gt;=<text:tab/><text:span text:style-name="T28">(greater than or equal)</text:span></text:p>
                </text:list-item>
                <text:list-item>
                  <text:p text:style-name="P118">//<text:tab/><text:span text:style-name="T34">(division yielding remainder)</text:span></text:p>
                </text:list-item>
                <text:list-item>
                  <text:p text:style-name="P119">~<text:tab/>(exclusive OR)</text:p>
                </text:list-item>
                <text:list-item>
                  <text:p text:style-name="P119">&lt;&lt;<text:tab/>(arithmetic left shift)</text:p>
                </text:list-item>
                <text:list-item>
                  <text:p text:style-name="P119">&gt;&gt;<text:tab/>(arithmetic right shift)</text:p>
                </text:list-item>
                <text:list-item>
                  <text:p text:style-name="P119"><text:soft-page-break/>!<text:tab/>(logical NOT)</text:p>
                </text:list-item>
              </text:list>
            </text:list-item>
          </text:list>
        </text:list-item>
        <text:list-item>
          <text:p text:style-name="P111">‘=’ command <text:span text:style-name="T34">allows @ modifier</text:span></text:p>
          <text:list>
            <text:list-item>
              <text:p text:style-name="P111">Specifies <text:span text:style-name="T1">printf()</text:span> format string for output</text:p>
            </text:list-item>
            <text:list-item>
              <text:p text:style-name="P111">e.g., 123@=/%5u/</text:p>
            </text:list-item>
          </text:list>
        </text:list-item>
        <text:list-item>
          <text:p text:style-name="P111">nEC sets size of text buffer to nK bytes.</text:p>
        </text:list-item>
        <text:list-item>
          <text:p text:style-name="P113">:<text:span text:style-name="T27">L returns number of line delimiters</text:span></text:p>
          <text:list>
            <text:list-item>
              <text:p text:style-name="P113">:<text:span text:style-name="T27">L or 0:L returns total no. of lines in buffer</text:span></text:p>
            </text:list-item>
            <text:list-item>
              <text:p text:style-name="P113">-<text:span text:style-name="T27">1:L returns no. of lines preceding dot</text:span></text:p>
            </text:list-item>
            <text:list-item>
              <text:p text:style-name="P111">1:L returns no. of lines following dot</text:p>
            </text:list-item>
          </text:list>
        </text:list-item>
        <text:list-item>
          <text:p text:style-name="P114">FL changes characters in text buffer to lower case</text:p>
          <text:list>
            <text:list-item>
              <text:p text:style-name="P114">nFL changes preceding or following lines.</text:p>
            </text:list-item>
            <text:list-item>
              <text:p text:style-name="P114">m,nFL changes characters between positions m and n in buffer.</text:p>
            </text:list-item>
          </text:list>
        </text:list-item>
        <text:list-item>
          <text:p text:style-name="P114">FU changes characters in text buffer to upper case</text:p>
          <text:list>
            <text:list-item>
              <text:p text:style-name="P114">nFU changes preceding or following lines.</text:p>
            </text:list-item>
            <text:list-item>
              <text:p text:style-name="P114">m,nFU changes characters between positions m and n in buffer.</text:p>
            </text:list-item>
          </text:list>
        </text:list-item>
        <text:list-item>
          <text:p text:style-name="P115">^X takes three values: -1, 0, and 1 (new). Default is 0.</text:p>
        </text:list-item>
        <text:list-item>
          <text:p text:style-name="P116">Scope support includes colors.</text:p>
        </text:list-item>
        <text:list-item>
          <text:p text:style-name="P117">New errors</text:p>
        </text:list-item>
      </text:list>
      <text:p text:style-name="P8"><text:span text:style-name="T30">TECO </text:span><text:span text:style-name="T31">Tasks</text:span></text:p>
      <text:p text:style-name="P7"/>
      <text:p text:style-name="P7"/>
      <text:list xml:id="list136670708" text:style-name="L4">
        <text:list-item>
          <text:p text:style-name="P103"><text:span text:style-name="T33">New</text:span> commands</text:p>
          <text:list>
            <text:list-item>
              <text:p text:style-name="P106">Immediate-action &lt;CTRL/W&gt;</text:p>
            </text:list-item>
            <text:list-item>
              <text:p text:style-name="P104">Immediate-action ? <text:span text:style-name="T41">(question mark)</text:span></text:p>
            </text:list-item>
            <text:list-item>
              <text:p text:style-name="P106">W</text:p>
            </text:list-item>
            <text:list-item>
              <text:p text:style-name="P104">:<text:span text:style-name="T37">^T (maybe not?)</text:span></text:p>
            </text:list-item>
            <text:list-item>
              <text:p text:style-name="P104">&lt;CTRL/E&gt;M</text:p>
            </text:list-item>
            <text:list-item>
              <text:p text:style-name="P104">&lt;CTRL/E&gt;[a,b,c,...]</text:p>
            </text:list-item>
          </text:list>
        </text:list-item>
        <text:list-item>
          <text:p text:style-name="P103"><text:span text:style-name="T33">Partial</text:span> commands</text:p>
          <text:list>
            <text:list-item>
              <text:p text:style-name="P104">ED</text:p>
            </text:list-item>
            <text:list-item>
              <text:p text:style-name="P104">ET</text:p>
            </text:list-item>
            <text:list-item>
              <text:p text:style-name="P104">EG</text:p>
            </text:list-item>
            <text:list-item>
              <text:p text:style-name="P104">&lt;CTRL/C&gt;&lt;CTRL/C&gt;</text:p>
            </text:list-item>
            <text:list-item>
              <text:p text:style-name="P106">Indirect file annotation</text:p>
            </text:list-item>
          </text:list>
        </text:list-item>
        <text:list-item>
          <text:p text:style-name="P104">General clean-up</text:p>
          <text:list>
            <text:list-item>
              <text:p text:style-name="P104">Header files</text:p>
            </text:list-item>
            <text:list-item>
              <text:p text:style-name="P104">Source files</text:p>
            </text:list-item>
            <text:list-item>
              <text:p text:style-name="P104">TODO items</text:p>
            </text:list-item>
            <text:list-item>
              <text:p text:style-name="P104"><text:span text:style-name="T38">Use </text:span><text:span text:style-name="T39">sigaction() </text:span><text:span text:style-name="T40">instead of </text:span><text:span text:style-name="T39">signal()</text:span></text:p>
            </text:list-item>
            <text:list-item>
              <text:p text:style-name="P107">Use <text:span text:style-name="T1">termi</text:span><text:span text:style-name="T2">os</text:span> instead of <text:span text:style-name="T1">termcap</text:span></text:p>
            </text:list-item>
            <text:list-item>
              <text:p text:style-name="P108">Fix code in = command that processes <text:span text:style-name="T1">sprintf()</text:span> string</text:p>
            </text:list-item>
            <text:list-item>
              <text:p text:style-name="P109">Fix handling of indirect files</text:p>
            </text:list-item>
            <text:list-item>
              <text:p text:style-name="P104">Doxygen documentation</text:p>
            </text:list-item>
          </text:list>
        </text:list-item>
        <text:list-item>
          <text:p text:style-name="P104">Porting</text:p>
          <text:list>
            <text:list-item>
              <text:p text:style-name="P106">Windows</text:p>
            </text:list-item>
            <text:list-item>
              <text:p text:style-name="P106">MacOS</text:p>
            </text:list-item>
            <text:list-item>
              <text:p text:style-name="P104">VMS</text:p>
            </text:list-item>
          </text:list>
        </text:list-item>
        <text:list-item>
          <text:p text:style-name="P104">Documentation</text:p>
          <text:list>
            <text:list-item>
              <text:p text:style-name="P104">Credits</text:p>
            </text:list-item>
            <text:list-item>
              <text:p text:style-name="P105">Naming conventions (files, variables, etc.)</text:p>
            </text:list-item>
            <text:list-item>
              <text:p text:style-name="P105">Theory of operation</text:p>
            </text:list-item>
            <text:list-item>
              <text:p text:style-name="P104">Supported commands</text:p>
              <text:list>
                <text:list-item>
                  <text:p text:style-name="P104">TECO-11</text:p>
                </text:list-item>
                <text:list-item>
                  <text:p text:style-name="P104">TECO-32</text:p>
                </text:list-item>
                <text:list-item>
                  <text:p text:style-name="P104">TECO C</text:p>
                </text:list-item>
              </text:list>
            </text:list-item>
            <text:list-item>
              <text:p text:style-name="P105">New commands</text:p>
            </text:list-item>
            <text:list-item>
              <text:p text:style-name="P105">Gap buffer</text:p>
            </text:list-item>
          </text:list>
        </text:list-item>
        <text:list-item>
          <text:p text:style-name="P104">Tests</text:p>
          <text:list>
            <text:list-item>
              <text:p text:style-name="P104">TECO-11/TECO-32 macros</text:p>
            </text:list-item>
            <text:list-item>
              <text:p text:style-name="P104">TECO C macros</text:p>
            </text:list-item>
            <text:list-item>
              <text:p text:style-name="P104">Automated tests</text:p>
            </text:list-item>
            <text:list-item>
              <text:p text:style-name="P104">PC-Lint</text:p>
            </text:list-item>
            <text:list-item>
              <text:p text:style-name="P104">Valgrind</text:p>
            </text:list-item>
            <text:list-item>
              <text:p text:style-name="P104">GPROF</text:p>
            </text:list-item>
          </text:list>
        </text:list-item>
      </text:list>
      <text:p text:style-name="P6"/>
      <text:p text:style-name="P9"><text:span text:style-name="T30">TECO </text:span><text:span text:style-name="T32">Commands</text:span></text:p>
      <text:p text:style-name="P82"/>
      <text:list xml:id="list1743906891" text:style-name="L5">
        <text:list-item>
          <text:p text:style-name="P120"><text:span text:style-name="T34">F</text:span>ile Specification Commands</text:p>
          <text:list>
            <text:list-item>
              <text:p text:style-name="P120">File Opening Commands</text:p>
            </text:list-item>
            <text:list-item>
              <text:p text:style-name="P120">File Close and Exit Commands</text:p>
            </text:list-item>
            <text:list-item>
              <text:p text:style-name="P120">Secondary Stream Commands</text:p>
              <text:list>
                <text:list-item>
                  <text:p text:style-name="P121">Input commands</text:p>
                </text:list-item>
                <text:list-item>
                  <text:p text:style-name="P121">Output commands</text:p>
                </text:list-item>
                <text:list-item>
                  <text:p text:style-name="P121">Indirect file commands</text:p>
                </text:list-item>
              </text:list>
            </text:list-item>
            <text:list-item>
              <text:p text:style-name="P120">Wildcard Commands</text:p>
            </text:list-item>
            <text:list-item>
              <text:p text:style-name="P120">Direct I/O Commands</text:p>
            </text:list-item>
          </text:list>
        </text:list-item>
        <text:list-item>
          <text:p text:style-name="P120">Page Manipulation Commands</text:p>
          <text:list>
            <text:list-item>
              <text:p text:style-name="P121">Append commands</text:p>
            </text:list-item>
            <text:list-item>
              <text:p text:style-name="P121">Page commands</text:p>
            </text:list-item>
            <text:list-item>
              <text:p text:style-name="P121">Yank commands</text:p>
            </text:list-item>
          </text:list>
        </text:list-item>
        <text:list-item>
          <text:p text:style-name="P120">Buffer Pointer Manipulation Commands</text:p>
          <text:list>
            <text:list-item>
              <text:p text:style-name="P121">Character commands</text:p>
            </text:list-item>
            <text:list-item>
              <text:p text:style-name="P121">Jump commands</text:p>
            </text:list-item>
            <text:list-item>
              <text:p text:style-name="P121">Line commands</text:p>
            </text:list-item>
            <text:list-item>
              <text:p text:style-name="P121">Reverse commands</text:p>
            </text:list-item>
          </text:list>
        </text:list-item>
        <text:list-item>
          <text:p text:style-name="P120">Text Type-Out Commands</text:p>
        </text:list-item>
        <text:list-item>
          <text:p text:style-name="P120">Deletion Commands</text:p>
          <text:list>
            <text:list-item>
              <text:p text:style-name="P121">Delete commands</text:p>
            </text:list-item>
            <text:list-item>
              <text:p text:style-name="P121">Kill commands</text:p>
            </text:list-item>
          </text:list>
        </text:list-item>
        <text:list-item>
          <text:p text:style-name="P120"><text:soft-page-break/>Insertion Commands</text:p>
        </text:list-item>
        <text:list-item>
          <text:p text:style-name="P120">Search Commands</text:p>
          <text:list>
            <text:list-item>
              <text:p text:style-name="P121">Unbounded search commands</text:p>
            </text:list-item>
            <text:list-item>
              <text:p text:style-name="P121">Bounded search commands</text:p>
            </text:list-item>
            <text:list-item>
              <text:p text:style-name="P121">Search and replace commands</text:p>
            </text:list-item>
          </text:list>
        </text:list-item>
        <text:list-item>
          <text:p text:style-name="P120">Search Arguments</text:p>
          <text:list>
            <text:list-item>
              <text:p text:style-name="P121">String building characters</text:p>
            </text:list-item>
            <text:list-item>
              <text:p text:style-name="P121">Match control characters</text:p>
            </text:list-item>
          </text:list>
        </text:list-item>
        <text:list-item>
          <text:p text:style-name="P120">Q-Register Manipulation</text:p>
          <text:list>
            <text:list-item>
              <text:p text:style-name="P121">Q-register loading commands</text:p>
            </text:list-item>
            <text:list-item>
              <text:p text:style-name="P121">Q-register retrieval commands</text:p>
            </text:list-item>
            <text:list-item>
              <text:p text:style-name="P121">Macro invocation commands</text:p>
            </text:list-item>
          </text:list>
        </text:list-item>
        <text:list-item>
          <text:p text:style-name="P121">Arithmetic and Expressions</text:p>
          <text:list>
            <text:list-item>
              <text:p text:style-name="P121">Arithmetic operators</text:p>
            </text:list-item>
            <text:list-item>
              <text:p text:style-name="P121">Conversion and radix control commands</text:p>
            </text:list-item>
          </text:list>
        </text:list-item>
        <text:list-item>
          <text:p text:style-name="P121">Special Numeric Values</text:p>
          <text:list>
            <text:list-item>
              <text:p text:style-name="P121">Characters associated with numeric values</text:p>
            </text:list-item>
            <text:list-item>
              <text:p text:style-name="P121">Mode control flags</text:p>
            </text:list-item>
          </text:list>
        </text:list-item>
        <text:list-item>
          <text:p text:style-name="P121">Command Loops</text:p>
        </text:list-item>
        <text:list-item>
          <text:p text:style-name="P121">Branching Commands</text:p>
        </text:list-item>
        <text:list-item>
          <text:p text:style-name="P121">Conditional Execution Commands</text:p>
        </text:list-item>
        <text:list-item>
          <text:p text:style-name="P121">Retrieving Environment Characteristics</text:p>
        </text:list-item>
        <text:list-item>
          <text:p text:style-name="P121">Mode Control Flags</text:p>
        </text:list-item>
        <text:list-item>
          <text:p text:style-name="P121">Scope Commands</text:p>
        </text:list-item>
        <text:list-item>
          <text:p text:style-name="P121"><text:soft-page-break/>Programming Aids</text:p>
          <text:list>
            <text:list-item>
              <text:p text:style-name="P121">Text Formatting</text:p>
            </text:list-item>
            <text:list-item>
              <text:p text:style-name="P121">Comments</text:p>
            </text:list-item>
            <text:list-item>
              <text:p text:style-name="P121">Messages</text:p>
            </text:list-item>
            <text:list-item>
              <text:p text:style-name="P121">Tracing</text:p>
            </text:list-item>
            <text:list-item>
              <text:p text:style-name="P121">Convenience Characters</text:p>
            </text:list-item>
            <text:list-item>
              <text:p text:style-name="P121">Memory Expansion</text:p>
            </text:list-item>
            <text:list-item>
              <text:p text:style-name="P121">Case Control</text:p>
            </text:list-item>
          </text:list>
        </text:list-item>
      </text:list>
      <text:p text:style-name="P83"/>
      <text:p text:style-name="P8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span text:style-name="T34">A</text:span>SCII</text:p>
          </table:table-cell>
          <table:table-cell table:style-name="Table2.A1" office:value-type="string">
            <text:p text:style-name="P10">Chr.</text:p>
          </table:table-cell>
          <table:table-cell table:style-name="Table2.A1" office:value-type="string">
            <text:p text:style-name="P11">Example</text:p>
          </table:table-cell>
          <table:table-cell table:style-name="Table2.D1" office:value-type="string">
            <text:p text:style-name="P12">Comments (blank = completed)</text:p>
          </table:table-cell>
        </table:table-row>
        <table:table-row>
          <table:table-cell table:style-name="Table2.A2" office:value-type="string">
            <text:p text:style-name="P13">0</text:p>
          </table:table-cell>
          <table:table-cell table:style-name="Table2.A2" office:value-type="string">
            <text:p text:style-name="P13">NUL</text:p>
          </table:table-cell>
          <table:table-cell table:style-name="Table2.A2" office:value-type="string">
            <text:p text:style-name="P13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^A</text:p>
          </table:table-cell>
          <table:table-cell table:style-name="Table2.A2" office:value-type="string">
            <text:p text:style-name="P13">^Atext<text:span text:style-name="T10">`</text:span></text:p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>2</text:p>
          </table:table-cell>
          <table:table-cell table:style-name="Table2.A2" office:value-type="string">
            <text:p text:style-name="P17">^B</text:p>
          </table:table-cell>
          <table:table-cell table:style-name="Table2.A2" office:value-type="string">
            <text:p text:style-name="P17">^B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13">^C</text:p>
          </table:table-cell>
          <table:table-cell table:style-name="Table2.A2" office:value-type="string">
            <text:p text:style-name="P19">^C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13">^D</text:p>
          </table:table-cell>
          <table:table-cell table:style-name="Table2.A2" office:value-type="string">
            <text:p text:style-name="P17">^D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5</text:p>
          </table:table-cell>
          <table:table-cell table:style-name="Table2.A2" office:value-type="string">
            <text:p text:style-name="P13">^E</text:p>
          </table:table-cell>
          <table:table-cell table:style-name="Table2.A2" office:value-type="string">
            <text:p text:style-name="P21">^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A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B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C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D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G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L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M</text:p>
          </table:table-cell>
          <table:table-cell table:style-name="Table2.D2" office:value-type="string">
            <text:p text:style-name="P49">TECO-10 feature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Q<text:span text:style-name="T26">q</text:span>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R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S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Uq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V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W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E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E<text:span text:style-name="T25">&lt;</text:span>nnn<text:span text:style-name="T25">&gt;</text:span>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5">^E[a,b,c,...]</text:p>
          </table:table-cell>
          <table:table-cell table:style-name="Table2.D2" office:value-type="string">
            <text:p text:style-name="P46">TECO-10 feature.</text:p>
          </table:table-cell>
        </table:table-row>
        <table:table-row>
          <table:table-cell table:style-name="Table2.A2" office:value-type="string">
            <text:p text:style-name="P13">6</text:p>
          </table:table-cell>
          <table:table-cell table:style-name="Table2.A2" office:value-type="string">
            <text:p text:style-name="P13">^F</text:p>
          </table:table-cell>
          <table:table-cell table:style-name="Table2.A2" office:value-type="string">
            <text:p text:style-name="P21"><text:span text:style-name="T11">n</text:span>^F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7</text:p>
          </table:table-cell>
          <table:table-cell table:style-name="Table2.A2" office:value-type="string">
            <text:p text:style-name="P13">^G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8</text:p>
          </table:table-cell>
          <table:table-cell table:style-name="Table2.A2" office:value-type="string">
            <text:p text:style-name="P21">^H</text:p>
          </table:table-cell>
          <table:table-cell table:style-name="Table2.A2" office:value-type="string">
            <text:p text:style-name="P21">^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BS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50">9</text:p>
          </table:table-cell>
          <table:table-cell table:style-name="Table2.A2" office:value-type="string">
            <text:p text:style-name="P51">^I</text:p>
          </table:table-cell>
          <table:table-cell table:style-name="Table2.A2" office:value-type="string">
            <text:p text:style-name="P51">^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L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1</text:p>
          </table:table-cell>
          <table:table-cell table:style-name="Table2.A2" office:value-type="string">
            <text:p text:style-name="P13">VT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2</text:p>
          </table:table-cell>
          <table:table-cell table:style-name="Table2.A2" office:value-type="string">
            <text:p text:style-name="P13">FF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3</text:p>
          </table:table-cell>
          <table:table-cell table:style-name="Table2.A2" office:value-type="string">
            <text:p text:style-name="P13">CR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>14</text:p>
          </table:table-cell>
          <table:table-cell table:style-name="Table2.A2" office:value-type="string">
            <text:p text:style-name="P13">^N</text:p>
          </table:table-cell>
          <table:table-cell table:style-name="Table2.A2" office:value-type="string">
            <text:p text:style-name="P19">^N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N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15</text:p>
          </table:table-cell>
          <table:table-cell table:style-name="Table2.A2" office:value-type="string">
            <text:p text:style-name="P13">^O</text:p>
          </table:table-cell>
          <table:table-cell table:style-name="Table2.A2" office:value-type="string">
            <text:p text:style-name="P17">^O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16</text:p>
          </table:table-cell>
          <table:table-cell table:style-name="Table2.A2" office:value-type="string">
            <text:p text:style-name="P13">^P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3">17</text:p>
          </table:table-cell>
          <table:table-cell table:style-name="Table2.A2" office:value-type="string">
            <text:p text:style-name="P13">^Q</text:p>
          </table:table-cell>
          <table:table-cell table:style-name="Table2.A2" office:value-type="string">
            <text:p text:style-name="P25">^Q</text:p>
          </table:table-cell>
          <table:table-cell table:style-name="Table2.D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13">18</text:p>
          </table:table-cell>
          <table:table-cell table:style-name="Table2.A2" office:value-type="string">
            <text:p text:style-name="P13">^R</text:p>
          </table:table-cell>
          <table:table-cell table:style-name="Table2.A2" office:value-type="string">
            <text:p text:style-name="P17"><text:span text:style-name="T11">n</text:span>^R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8">^R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50">19</text:p>
          </table:table-cell>
          <table:table-cell table:style-name="Table2.A2" office:value-type="string">
            <text:p text:style-name="P50">^S</text:p>
          </table:table-cell>
          <table:table-cell table:style-name="Table2.A2" office:value-type="string">
            <text:p text:style-name="P53">^S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56">^S</text:p>
          </table:table-cell>
          <table:table-cell table:style-name="Table2.D2" office:value-type="string">
            <text:p text:style-name="P57"/>
          </table:table-cell>
        </table:table-row>
        <table:table-row>
          <table:table-cell table:style-name="Table2.A2" office:value-type="string">
            <text:p text:style-name="P13">20</text:p>
          </table:table-cell>
          <table:table-cell table:style-name="Table2.A2" office:value-type="string">
            <text:p text:style-name="P13">^T</text:p>
          </table:table-cell>
          <table:table-cell table:style-name="Table2.A2" office:value-type="string">
            <text:p text:style-name="P21">n^T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1">:<text:span text:style-name="T12">^T</text:span></text:p>
          </table:table-cell>
          <table:table-cell table:style-name="Table2.D2" office:value-type="string">
            <text:p text:style-name="P30">Escape sequence function.</text:p>
          </table:table-cell>
        </table:table-row>
        <table:table-row>
          <table:table-cell table:style-name="Table2.A2" office:value-type="string">
            <text:p text:style-name="P13">21</text:p>
          </table:table-cell>
          <table:table-cell table:style-name="Table2.A2" office:value-type="string">
            <text:p text:style-name="P13">^U</text:p>
          </table:table-cell>
          <table:table-cell table:style-name="Table2.A2" office:value-type="string">
            <text:p text:style-name="P21">^Uqtext<text:span text:style-name="T10">`</text:span>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13">22</text:p>
          </table:table-cell>
          <table:table-cell table:style-name="Table2.A2" office:value-type="string">
            <text:p text:style-name="P13">^V</text:p>
          </table:table-cell>
          <table:table-cell table:style-name="Table2.A2" office:value-type="string">
            <text:p text:style-name="P19">^V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V^V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3</text:p>
          </table:table-cell>
          <table:table-cell table:style-name="Table2.A2" office:value-type="string">
            <text:p text:style-name="P13">^W</text:p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>Scope function.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9">^W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56">^W^W</text:p>
          </table:table-cell>
          <table:table-cell table:style-name="Table2.D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13">24</text:p>
          </table:table-cell>
          <table:table-cell table:style-name="Table2.A2" office:value-type="string">
            <text:p text:style-name="P13">^X</text:p>
          </table:table-cell>
          <table:table-cell table:style-name="Table2.A2" office:value-type="string">
            <text:p text:style-name="P21"><text:span text:style-name="T11">n</text:span>^X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3">^X</text:p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25</text:p>
          </table:table-cell>
          <table:table-cell table:style-name="Table2.A2" office:value-type="string">
            <text:p text:style-name="P13">^Y</text:p>
          </table:table-cell>
          <table:table-cell table:style-name="Table2.A2" office:value-type="string">
            <text:p text:style-name="P19">^Y</text:p>
          </table:table-cell>
          <table:table-cell table:style-name="Table2.D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13">26</text:p>
          </table:table-cell>
          <table:table-cell table:style-name="Table2.A2" office:value-type="string">
            <text:p text:style-name="P13">^Z</text:p>
          </table:table-cell>
          <table:table-cell table:style-name="Table2.A2" office:value-type="string">
            <text:p text:style-name="P19">^Z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27</text:p>
          </table:table-cell>
          <table:table-cell table:style-name="Table2.A2" office:value-type="string">
            <text:p text:style-name="P13">ESC</text:p>
          </table:table-cell>
          <table:table-cell table:style-name="Table2.A2" office:value-type="string">
            <text:p text:style-name="P32">$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8</text:p>
          </table:table-cell>
          <table:table-cell table:style-name="Table2.A2" office:value-type="string">
            <text:p text:style-name="P13">^<text:span text:style-name="T13">\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29</text:p>
          </table:table-cell>
          <table:table-cell table:style-name="Table2.A2" office:value-type="string">
            <text:p text:style-name="P13">^<text:span text:style-name="T13">]</text:span></text:p>
          </table:table-cell>
          <table:table-cell table:style-name="Table2.A2" office:value-type="string">
            <text:p text:style-name="P32">n/a</text:p>
          </table:table-cell>
          <table:table-cell table:style-name="Table2.D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13">30</text:p>
          </table:table-cell>
          <table:table-cell table:style-name="Table2.A2" office:value-type="string">
            <text:p text:style-name="P13">^^</text:p>
          </table:table-cell>
          <table:table-cell table:style-name="Table2.A2" office:value-type="string">
            <text:p text:style-name="P17">^^A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1</text:p>
          </table:table-cell>
          <table:table-cell table:style-name="Table2.A2" office:value-type="string">
            <text:p text:style-name="P13">^_</text:p>
          </table:table-cell>
          <table:table-cell table:style-name="Table2.A2" office:value-type="string">
            <text:p text:style-name="P17">n^_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3">32</text:p>
          </table:table-cell>
          <table:table-cell table:style-name="Table2.A2" office:value-type="string">
            <text:p text:style-name="P34">SPACE</text:p>
          </table:table-cell>
          <table:table-cell table:style-name="Table2.A2" office:value-type="string">
            <text:p text:style-name="P25">n/a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58">33</text:p>
          </table:table-cell>
          <table:table-cell table:style-name="Table2.A2" office:value-type="string">
            <text:p text:style-name="P50">!</text:p>
          </table:table-cell>
          <table:table-cell table:style-name="Table2.A2" office:value-type="string">
            <text:p text:style-name="P50">!<text:span text:style-name="T14">tag!</text:span></text:p>
          </table:table-cell>
          <table:table-cell table:style-name="Table2.D2" office:value-type="string">
            <text:p text:style-name="P55"/>
          </table:table-cell>
        </table:table-row>
        <table:table-row>
          <table:table-cell table:style-name="Table2.A2" office:value-type="string">
            <text:p text:style-name="P34">34</text:p>
          </table:table-cell>
          <table:table-cell table:style-name="Table2.A2" office:value-type="string">
            <text:p text:style-name="P13">“</text:p>
          </table:table-cell>
          <table:table-cell table:style-name="Table2.A2" office:value-type="string">
            <text:p text:style-name="P13">“<text:span text:style-name="T15">E</text:span>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5</text:p>
          </table:table-cell>
          <table:table-cell table:style-name="Table2.A2" office:value-type="string">
            <text:p text:style-name="P34">#</text:p>
          </table:table-cell>
          <table:table-cell table:style-name="Table2.A2" office:value-type="string">
            <text:p text:style-name="P19">m#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6</text:p>
          </table:table-cell>
          <table:table-cell table:style-name="Table2.A2" office:value-type="string">
            <text:p text:style-name="P34">$</text:p>
          </table:table-cell>
          <table:table-cell table:style-name="Table2.A2" office:value-type="string">
            <text:p text:style-name="P19">$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37</text:p>
          </table:table-cell>
          <table:table-cell table:style-name="Table2.A2" office:value-type="string">
            <text:p text:style-name="P13">%</text:p>
          </table:table-cell>
          <table:table-cell table:style-name="Table2.A2" office:value-type="string">
            <text:p text:style-name="P13">%<text:span text:style-name="T14">q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8</text:p>
          </table:table-cell>
          <table:table-cell table:style-name="Table2.A2" office:value-type="string">
            <text:p text:style-name="P34">&amp;</text:p>
          </table:table-cell>
          <table:table-cell table:style-name="Table2.A2" office:value-type="string">
            <text:p text:style-name="P19">m&amp;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39</text:p>
          </table:table-cell>
          <table:table-cell table:style-name="Table2.A2" office:value-type="string">
            <text:p text:style-name="P13">‘</text:p>
          </table:table-cell>
          <table:table-cell table:style-name="Table2.A2" office:value-type="string">
            <text:p text:style-name="P19">‘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40</text:p>
          </table:table-cell>
          <table:table-cell table:style-name="Table2.A2" office:value-type="string">
            <text:p text:style-name="P34">(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1</text:p>
          </table:table-cell>
          <table:table-cell table:style-name="Table2.A2" office:value-type="string">
            <text:p text:style-name="P34">)</text:p>
          </table:table-cell>
          <table:table-cell table:style-name="Table2.A2" office:value-type="string">
            <text:p text:style-name="P19">(n)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2</text:p>
          </table:table-cell>
          <table:table-cell table:style-name="Table2.A2" office:value-type="string">
            <text:p text:style-name="P13">*</text:p>
          </table:table-cell>
          <table:table-cell table:style-name="Table2.A2" office:value-type="string">
            <text:p text:style-name="P19">m*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3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19">m+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4</text:p>
          </table:table-cell>
          <table:table-cell table:style-name="Table2.A2" office:value-type="string">
            <text:p text:style-name="P13">,</text:p>
          </table:table-cell>
          <table:table-cell table:style-name="Table2.A2" office:value-type="string">
            <text:p text:style-name="P19">m,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5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9">m-n, -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46</text:p>
          </table:table-cell>
          <table:table-cell table:style-name="Table2.A2" office:value-type="string">
            <text:p text:style-name="P50">.</text:p>
          </table:table-cell>
          <table:table-cell table:style-name="Table2.A2" office:value-type="string">
            <text:p text:style-name="P50">.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47</text:p>
          </table:table-cell>
          <table:table-cell table:style-name="Table2.A2" office:value-type="string">
            <text:p text:style-name="P13">/</text:p>
          </table:table-cell>
          <table:table-cell table:style-name="Table2.A2" office:value-type="string">
            <text:p text:style-name="P19">m/n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48-<text:span text:style-name="T16">57</text:span></text:p>
          </table:table-cell>
          <table:table-cell table:style-name="Table2.A2" office:value-type="string">
            <text:p text:style-name="P34">0-<text:span text:style-name="T16">9</text:span></text:p>
          </table:table-cell>
          <table:table-cell table:style-name="Table2.A2" office:value-type="string">
            <text:p text:style-name="P19">[0-9]+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58</text:p>
          </table:table-cell>
          <table:table-cell table:style-name="Table2.A2" office:value-type="string">
            <text:p text:style-name="P13">:</text:p>
          </table:table-cell>
          <table:table-cell table:style-name="Table2.A2" office:value-type="string">
            <text:p text:style-name="P13">:<text:span text:style-name="T17">==</text:span></text:p>
          </table:table-cell>
          <table:table-cell table:style-name="Table2.D2" office:value-type="string">
            <text:p text:style-name="P18"/>
          </table:table-cell>
        </table:table-row>
        <text:soft-page-break/>
        <table:table-row>
          <table:table-cell table:style-name="Table2.A2" office:value-type="string">
            <text:p text:style-name="P34">59</text:p>
          </table:table-cell>
          <table:table-cell table:style-name="Table2.A2" office:value-type="string">
            <text:p text:style-name="P13">;</text:p>
          </table:table-cell>
          <table:table-cell table:style-name="Table2.A2" office:value-type="string">
            <text:p text:style-name="P13">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4">60</text:p>
          </table:table-cell>
          <table:table-cell table:style-name="Table2.A2" office:value-type="string">
            <text:p text:style-name="P34">&lt;</text:p>
          </table:table-cell>
          <table:table-cell table:style-name="Table2.A2" office:value-type="string">
            <text:p text:style-name="P19">n&l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61</text:p>
          </table:table-cell>
          <table:table-cell table:style-name="Table2.A2" office:value-type="string">
            <text:p text:style-name="P43">=</text:p>
          </table:table-cell>
          <table:table-cell table:style-name="Table2.A2" office:value-type="string">
            <text:p text:style-name="P16">n=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34">6<text:span text:style-name="T18">2</text:span></text:p>
          </table:table-cell>
          <table:table-cell table:style-name="Table2.A2" office:value-type="string">
            <text:p text:style-name="P34">&gt;</text:p>
          </table:table-cell>
          <table:table-cell table:style-name="Table2.A2" office:value-type="string">
            <text:p text:style-name="P19">&gt;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<text:span text:style-name="T18">3</text:span></text:p>
          </table:table-cell>
          <table:table-cell table:style-name="Table2.A2" office:value-type="string">
            <text:p text:style-name="P50">?</text:p>
          </table:table-cell>
          <table:table-cell table:style-name="Table2.A2" office:value-type="string">
            <text:p text:style-name="P50">?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34">6<text:span text:style-name="T18">4</text:span></text:p>
          </table:table-cell>
          <table:table-cell table:style-name="Table2.A2" office:value-type="string">
            <text:p text:style-name="P34">@</text:p>
          </table:table-cell>
          <table:table-cell table:style-name="Table2.A2" office:value-type="string">
            <text:p text:style-name="P16">@^A/hello/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9">65</text:p>
          </table:table-cell>
          <table:table-cell table:style-name="Table2.A2" office:value-type="string">
            <text:p text:style-name="P50">A</text:p>
          </table:table-cell>
          <table:table-cell table:style-name="Table2.A2" office:value-type="string">
            <text:p text:style-name="P58">A</text:p>
          </table:table-cell>
          <table:table-cell table:style-name="Table2.D2" office:value-type="string">
            <text:p text:style-name="P6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62">nA</text:p>
          </table:table-cell>
          <table:table-cell table:style-name="Table2.D2" office:value-type="string">
            <text:p text:style-name="P59"/>
          </table:table-cell>
        </table:table-row>
        <table:table-row>
          <table:table-cell table:style-name="Table2.A2" office:value-type="string">
            <text:p text:style-name="P34">66</text:p>
          </table:table-cell>
          <table:table-cell table:style-name="Table2.A2" office:value-type="string">
            <text:p text:style-name="P13">B</text:p>
          </table:table-cell>
          <table:table-cell table:style-name="Table2.A2" office:value-type="string">
            <text:p text:style-name="P19">B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60">67</text:p>
          </table:table-cell>
          <table:table-cell table:style-name="Table2.A2" office:value-type="string">
            <text:p text:style-name="P50">C</text:p>
          </table:table-cell>
          <table:table-cell table:style-name="Table2.A2" office:value-type="string">
            <text:p text:style-name="P53">nC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0">68</text:p>
          </table:table-cell>
          <table:table-cell table:style-name="Table2.A2" office:value-type="string">
            <text:p text:style-name="P50">D</text:p>
          </table:table-cell>
          <table:table-cell table:style-name="Table2.A2" office:value-type="string">
            <text:p text:style-name="P53">m,nD</text:p>
          </table:table-cell>
          <table:table-cell table:style-name="Table2.D2" office:value-type="string">
            <text:p text:style-name="P54"/>
          </table:table-cell>
        </table:table-row>
        <table:table-row>
          <table:table-cell table:style-name="Table2.A2" office:value-type="string">
            <text:p text:style-name="P60">69</text:p>
          </table:table-cell>
          <table:table-cell table:style-name="Table2.A2" office:value-type="string">
            <text:p text:style-name="P50">E%</text:p>
          </table:table-cell>
          <table:table-cell table:style-name="Table2.A2" office:value-type="string">
            <text:p text:style-name="P71">E%q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A</text:p>
          </table:table-cell>
          <table:table-cell table:style-name="Table2.A2" office:value-type="string">
            <text:p text:style-name="P58">EA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B</text:p>
          </table:table-cell>
          <table:table-cell table:style-name="Table2.A2" office:value-type="string">
            <text:p text:style-name="P58">EBfile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C</text:p>
          </table:table-cell>
          <table:table-cell table:style-name="Table2.A2" office:value-type="string">
            <text:p text:style-name="P58">EC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D</text:p>
          </table:table-cell>
          <table:table-cell table:style-name="Table2.A2" office:value-type="string">
            <text:p text:style-name="P21">m,nED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E<text:span text:style-name="T18">E</text:span></text:p>
          </table:table-cell>
          <table:table-cell table:style-name="Table2.A2" office:value-type="string">
            <text:p text:style-name="P17">nEE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F</text:p>
          </table:table-cell>
          <table:table-cell table:style-name="Table2.A2" office:value-type="string">
            <text:p text:style-name="P17">EF</text:p>
          </table:table-cell>
          <table:table-cell table:style-name="Table2.D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G</text:p>
          </table:table-cell>
          <table:table-cell table:style-name="Table2.A2" office:value-type="string">
            <text:p text:style-name="P67">EGtext<text:span text:style-name="T10">`</text:span></text:p>
          </table:table-cell>
          <table:table-cell table:style-name="Table2.D2" office:value-type="string">
            <text:p text:style-name="P7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H</text:p>
          </table:table-cell>
          <table:table-cell table:style-name="Table2.A2" office:value-type="string">
            <text:p text:style-name="P17"><text:span text:style-name="T19">m,</text:span>nEH</text:p>
          </table:table-cell>
          <table:table-cell table:style-name="Table2.D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66">EI</text:p>
          </table:table-cell>
          <table:table-cell table:style-name="Table2.A2" office:value-type="string">
            <text:p text:style-name="P67">EIfile<text:span text:style-name="T10">`</text:span>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J</text:p>
          </table:table-cell>
          <table:table-cell table:style-name="Table2.A2" office:value-type="string">
            <text:p text:style-name="P17">nEJ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K</text:p>
          </table:table-cell>
          <table:table-cell table:style-name="Table2.A2" office:value-type="string">
            <text:p text:style-name="P58">EK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L</text:p>
          </table:table-cell>
          <table:table-cell table:style-name="Table2.A2" office:value-type="string">
            <text:p text:style-name="P58">ELfile<text:span text:style-name="T10">`</text:span>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50"><text:span text:style-name="T18">E</text:span>N</text:p>
          </table:table-cell>
          <table:table-cell table:style-name="Table2.A2" office:value-type="string">
            <text:p text:style-name="P58">ENfile<text:span text:style-name="T10">`</text:span></text:p>
          </table:table-cell>
          <table:table-cell table:style-name="Table2.D2" office:value-type="string">
            <text:p text:style-name="P65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O</text:p>
          </table:table-cell>
          <table:table-cell table:style-name="Table2.A2" office:value-type="string">
            <text:p text:style-name="P17">nEO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P</text:p>
          </table:table-cell>
          <table:table-cell table:style-name="Table2.A2" office:value-type="string">
            <text:p text:style-name="P58">EP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Q</text:p>
          </table:table-cell>
          <table:table-cell table:style-name="Table2.A2" office:value-type="string">
            <text:p text:style-name="P71">E<text:span text:style-name="T20">Qq</text:span>file</text:p>
          </table:table-cell>
          <table:table-cell table:style-name="Table2.D2" office:value-type="string">
            <text:p text:style-name="P70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50"><text:span text:style-name="T18">E</text:span>R</text:p>
          </table:table-cell>
          <table:table-cell table:style-name="Table2.A2" office:value-type="string">
            <text:p text:style-name="P58">ERfile<text:span text:style-name="T10">`</text:span></text:p>
          </table:table-cell>
          <table:table-cell table:style-name="Table2.D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S</text:p>
          </table:table-cell>
          <table:table-cell table:style-name="Table2.A2" office:value-type="string">
            <text:p text:style-name="P17">nES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T</text:p>
          </table:table-cell>
          <table:table-cell table:style-name="Table2.A2" office:value-type="string">
            <text:p text:style-name="P17">m,nET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U</text:p>
          </table:table-cell>
          <table:table-cell table:style-name="Table2.A2" office:value-type="string">
            <text:p text:style-name="P17">nEU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13"><text:span text:style-name="T18">E</text:span>V</text:p>
          </table:table-cell>
          <table:table-cell table:style-name="Table2.A2" office:value-type="string">
            <text:p text:style-name="P17">nEV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W</text:p>
          </table:table-cell>
          <table:table-cell table:style-name="Table2.A2" office:value-type="string">
            <text:p text:style-name="P58">EWfile<text:span text:style-name="T10">`</text:span></text:p>
          </table:table-cell>
          <table:table-cell table:style-name="Table2.D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EX</text:p>
          </table:table-cell>
          <table:table-cell table:style-name="Table2.A2" office:value-type="string">
            <text:p text:style-name="P17">EX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50"><text:span text:style-name="T18">E</text:span>Y</text:p>
          </table:table-cell>
          <table:table-cell table:style-name="Table2.A2" office:value-type="string">
            <text:p text:style-name="P71">E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E_</text:p>
          </table:table-cell>
          <table:table-cell table:style-name="Table2.A2" office:value-type="string">
            <text:p text:style-name="P71">E_text<text:span text:style-name="T10">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>70</text:p>
          </table:table-cell>
          <table:table-cell table:style-name="Table2.A2" office:value-type="string">
            <text:p text:style-name="P13">F’</text:p>
          </table:table-cell>
          <table:table-cell table:style-name="Table2.A2" office:value-type="string">
            <text:p text:style-name="P39">F’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lt;</text:p>
          </table:table-cell>
          <table:table-cell table:style-name="Table2.A2" office:value-type="string">
            <text:p text:style-name="P39">F&l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&gt;</text:p>
          </table:table-cell>
          <table:table-cell table:style-name="Table2.A2" office:value-type="string">
            <text:p text:style-name="P39">F&gt;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|</text:p>
          </table:table-cell>
          <table:table-cell table:style-name="Table2.A2" office:value-type="string">
            <text:p text:style-name="P39">F|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B</text:p>
          </table:table-cell>
          <table:table-cell table:style-name="Table2.A2" office:value-type="string">
            <text:p text:style-name="P39">m,nFB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C</text:p>
          </table:table-cell>
          <table:table-cell table:style-name="Table2.A2" office:value-type="string">
            <text:p text:style-name="P39">m,nFC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D</text:p>
          </table:table-cell>
          <table:table-cell table:style-name="Table2.A2" office:value-type="string">
            <text:p text:style-name="P39">nFD<text:span text:style-name="T10">text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6">FK</text:p>
          </table:table-cell>
          <table:table-cell table:style-name="Table2.A2" office:value-type="string">
            <text:p text:style-name="P71">nFK<text:span text:style-name="T10">text`</text:span></text:p>
          </table:table-cell>
          <table:table-cell table:style-name="Table2.D2" office:value-type="string">
            <text:p text:style-name="P73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N</text:p>
          </table:table-cell>
          <table:table-cell table:style-name="Table2.A2" office:value-type="string">
            <text:p text:style-name="P39">nFN<text:span text:style-name="T10">text1`text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R</text:p>
          </table:table-cell>
          <table:table-cell table:style-name="Table2.A2" office:value-type="string">
            <text:p text:style-name="P39">FR<text:span text:style-name="T10">text1`text2`</text:span>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S</text:p>
          </table:table-cell>
          <table:table-cell table:style-name="Table2.A2" office:value-type="string">
            <text:p text:style-name="P39">nFS<text:span text:style-name="T10">text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>F_</text:p>
          </table:table-cell>
          <table:table-cell table:style-name="Table2.A2" office:value-type="string">
            <text:p text:style-name="P39">nF_text<text:span text:style-name="T10">1`text2`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79">71</text:p>
          </table:table-cell>
          <table:table-cell table:style-name="Table2.A2" office:value-type="string">
            <text:p text:style-name="P50">G</text:p>
          </table:table-cell>
          <table:table-cell table:style-name="Table2.A2" office:value-type="string">
            <text:p text:style-name="P71">Gq,:Gq,G*</text:p>
          </table:table-cell>
          <table:table-cell table:style-name="Table2.D2" office:value-type="string">
            <text:p text:style-name="P74"/>
          </table:table-cell>
        </table:table-row>
        <table:table-row>
          <table:table-cell table:style-name="Table2.A2" office:value-type="string">
            <text:p text:style-name="P34">72</text:p>
          </table:table-cell>
          <table:table-cell table:style-name="Table2.A2" office:value-type="string">
            <text:p text:style-name="P36">H</text:p>
          </table:table-cell>
          <table:table-cell table:style-name="Table2.A2" office:value-type="string">
            <text:p text:style-name="P39">H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73</text:p>
          </table:table-cell>
          <table:table-cell table:style-name="Table2.A2" office:value-type="string">
            <text:p text:style-name="P66">I</text:p>
          </table:table-cell>
          <table:table-cell table:style-name="Table2.A2" office:value-type="string">
            <text:p text:style-name="P71">Itext<text:span text:style-name="T10">`</text:span>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>74</text:p>
          </table:table-cell>
          <table:table-cell table:style-name="Table2.A2" office:value-type="string">
            <text:p text:style-name="P36">J</text:p>
          </table:table-cell>
          <table:table-cell table:style-name="Table2.A2" office:value-type="string">
            <text:p text:style-name="P39">nJ</text:p>
          </table:table-cell>
          <table:table-cell table:style-name="Table2.D2" office:value-type="string">
            <text:p text:style-name="P41"/>
          </table:table-cell>
        </table:table-row>
        <table:table-row>
          <table:table-cell table:style-name="Table2.A2" office:value-type="string">
            <text:p text:style-name="P60">75</text:p>
          </table:table-cell>
          <table:table-cell table:style-name="Table2.A2" office:value-type="string">
            <text:p text:style-name="P66">K</text:p>
          </table:table-cell>
          <table:table-cell table:style-name="Table2.A2" office:value-type="string">
            <text:p text:style-name="P71">m,nK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6</text:p>
          </table:table-cell>
          <table:table-cell table:style-name="Table2.A2" office:value-type="string">
            <text:p text:style-name="P66">L</text:p>
          </table:table-cell>
          <table:table-cell table:style-name="Table2.A2" office:value-type="string">
            <text:p text:style-name="P71">nL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60">77</text:p>
          </table:table-cell>
          <table:table-cell table:style-name="Table2.A2" office:value-type="string">
            <text:p text:style-name="P66">M</text:p>
          </table:table-cell>
          <table:table-cell table:style-name="Table2.A2" office:value-type="string">
            <text:p text:style-name="P71">Mq</text:p>
          </table:table-cell>
          <table:table-cell table:style-name="Table2.D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34">78</text:p>
          </table:table-cell>
          <table:table-cell table:style-name="Table2.A2" office:value-type="string">
            <text:p text:style-name="P13">N</text:p>
          </table:table-cell>
          <table:table-cell table:style-name="Table2.A2" office:value-type="string">
            <text:p text:style-name="P39">N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34">79</text:p>
          </table:table-cell>
          <table:table-cell table:style-name="Table2.A2" office:value-type="string">
            <text:p text:style-name="P13">O</text:p>
          </table:table-cell>
          <table:table-cell table:style-name="Table2.A2" office:value-type="string">
            <text:p text:style-name="P39">Otag<text:span text:style-name="T10">`, nOt1,t2,t3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0</text:p>
          </table:table-cell>
          <table:table-cell table:style-name="Table2.A2" office:value-type="string">
            <text:p text:style-name="P50">P</text:p>
          </table:table-cell>
          <table:table-cell table:style-name="Table2.A2" office:value-type="string">
            <text:p text:style-name="P71">m,nP</text:p>
          </table:table-cell>
          <table:table-cell table:style-name="Table2.D2" office:value-type="string">
            <text:p text:style-name="P52"/>
          </table:table-cell>
        </table:table-row>
        <table:table-row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P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34">81</text:p>
          </table:table-cell>
          <table:table-cell table:style-name="Table2.A2" office:value-type="string">
            <text:p text:style-name="P13">Q</text:p>
          </table:table-cell>
          <table:table-cell table:style-name="Table2.A2" office:value-type="string">
            <text:p text:style-name="P39">Q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2</text:p>
          </table:table-cell>
          <table:table-cell table:style-name="Table2.A2" office:value-type="string">
            <text:p text:style-name="P50">R</text:p>
          </table:table-cell>
          <table:table-cell table:style-name="Table2.A2" office:value-type="string">
            <text:p text:style-name="P71">nR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3</text:p>
          </table:table-cell>
          <table:table-cell table:style-name="Table2.A2" office:value-type="string">
            <text:p text:style-name="P13">S</text:p>
          </table:table-cell>
          <table:table-cell table:style-name="Table2.A2" office:value-type="string">
            <text:p text:style-name="P39">m,nStext<text:span text:style-name="T10">`</text:span></text:p>
          </table:table-cell>
          <table:table-cell table:style-name="Table2.D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60">84</text:p>
          </table:table-cell>
          <table:table-cell table:style-name="Table2.A2" office:value-type="string">
            <text:p text:style-name="P50">T</text:p>
          </table:table-cell>
          <table:table-cell table:style-name="Table2.A2" office:value-type="string">
            <text:p text:style-name="P71">m,nT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5</text:p>
          </table:table-cell>
          <table:table-cell table:style-name="Table2.A2" office:value-type="string">
            <text:p text:style-name="P13">U</text:p>
          </table:table-cell>
          <table:table-cell table:style-name="Table2.A2" office:value-type="string">
            <text:p text:style-name="P39">nU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0">86</text:p>
          </table:table-cell>
          <table:table-cell table:style-name="Table2.A2" office:value-type="string">
            <text:p text:style-name="P50">V</text:p>
          </table:table-cell>
          <table:table-cell table:style-name="Table2.A2" office:value-type="string">
            <text:p text:style-name="P71">nV</text:p>
          </table:table-cell>
          <table:table-cell table:style-name="Table2.D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34">87</text:p>
          </table:table-cell>
          <table:table-cell table:style-name="Table2.A2" office:value-type="string">
            <text:p text:style-name="P13">W</text:p>
          </table:table-cell>
          <table:table-cell table:style-name="Table2.A2" office:value-type="string">
            <text:p text:style-name="P39">m,n:W</text:p>
          </table:table-cell>
          <table:table-cell table:style-name="Table2.D2" office:value-type="string">
            <text:p text:style-name="P42">Scope function.</text:p>
          </table:table-cell>
        </table:table-row>
        <table:table-row>
          <table:table-cell table:style-name="Table2.A2" office:value-type="string">
            <text:p text:style-name="P60">88</text:p>
          </table:table-cell>
          <table:table-cell table:style-name="Table2.A2" office:value-type="string">
            <text:p text:style-name="P50">X</text:p>
          </table:table-cell>
          <table:table-cell table:style-name="Table2.A2" office:value-type="string">
            <text:p text:style-name="P58">m,n:Xq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0">89</text:p>
          </table:table-cell>
          <table:table-cell table:style-name="Table2.A2" office:value-type="string">
            <text:p text:style-name="P50">Y</text:p>
          </table:table-cell>
          <table:table-cell table:style-name="Table2.A2" office:value-type="string">
            <text:p text:style-name="P71">Y</text:p>
          </table:table-cell>
          <table:table-cell table:style-name="Table2.D2" office:value-type="string">
            <text:p text:style-name="P72"/>
          </table:table-cell>
        </table:table-row>
        <table:table-row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47">-<text:span text:style-name="T21">Y</text:span></text:p>
          </table:table-cell>
          <table:table-cell table:style-name="Table2.D2" office:value-type="string">
            <text:p text:style-name="P48">TECO-32 feature.</text:p>
          </table:table-cell>
        </table:table-row>
        <table:table-row>
          <table:table-cell table:style-name="Table2.A2" office:value-type="string">
            <text:p text:style-name="P60">90</text:p>
          </table:table-cell>
          <table:table-cell table:style-name="Table2.A2" office:value-type="string">
            <text:p text:style-name="P50">Z</text:p>
          </table:table-cell>
          <table:table-cell table:style-name="Table2.A2" office:value-type="string">
            <text:p text:style-name="P71">Z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36">91</text:p>
          </table:table-cell>
          <table:table-cell table:style-name="Table2.A2" office:value-type="string">
            <text:p text:style-name="P36">[</text:p>
          </table:table-cell>
          <table:table-cell table:style-name="Table2.A2" office:value-type="string">
            <text:p text:style-name="P36">[<text:span text:style-name="T22">q</text:span>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66">92</text:p>
          </table:table-cell>
          <table:table-cell table:style-name="Table2.A2" office:value-type="string">
            <text:p text:style-name="P66">\</text:p>
          </table:table-cell>
          <table:table-cell table:style-name="Table2.A2" office:value-type="string">
            <text:p text:style-name="P71">\<text:span text:style-name="T23">nnn</text:span></text:p>
          </table:table-cell>
          <table:table-cell table:style-name="Table2.D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76">n\</text:p>
          </table:table-cell>
          <table:table-cell table:style-name="Table2.D2" office:value-type="string">
            <text:p text:style-name="P77"/>
          </table:table-cell>
        </table:table-row>
        <table:table-row>
          <table:table-cell table:style-name="Table2.A2" office:value-type="string">
            <text:p text:style-name="P36">93</text:p>
          </table:table-cell>
          <table:table-cell table:style-name="Table2.A2" office:value-type="string">
            <text:p text:style-name="P36">]</text:p>
          </table:table-cell>
          <table:table-cell table:style-name="Table2.A2" office:value-type="string">
            <text:p text:style-name="P39">]q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4</text:p>
          </table:table-cell>
          <table:table-cell table:style-name="Table2.A2" office:value-type="string">
            <text:p text:style-name="P36">^</text:p>
          </table:table-cell>
          <table:table-cell table:style-name="Table2.A2" office:value-type="string">
            <text:p text:style-name="P39">^x</text:p>
          </table:table-cell>
          <table:table-cell table:style-name="Table2.D2" office:value-type="string">
            <text:p text:style-name="P38"/>
          </table:table-cell>
        </table:table-row>
        <text:soft-page-break/>
        <table:table-row>
          <table:table-cell table:style-name="Table2.A2" office:value-type="string">
            <text:p text:style-name="P36">95</text:p>
          </table:table-cell>
          <table:table-cell table:style-name="Table2.A2" office:value-type="string">
            <text:p text:style-name="P13">_</text:p>
          </table:table-cell>
          <table:table-cell table:style-name="Table2.A2" office:value-type="string">
            <text:p text:style-name="P39">n_</text:p>
          </table:table-cell>
          <table:table-cell table:style-name="Table2.D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6">96</text:p>
          </table:table-cell>
          <table:table-cell table:style-name="Table2.A2" office:value-type="string">
            <text:p text:style-name="P36">`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97-122</text:p>
          </table:table-cell>
          <table:table-cell table:style-name="Table2.A2" office:value-type="string">
            <text:p text:style-name="P36">a-z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7"/>
          </table:table-cell>
        </table:table-row>
        <table:table-row>
          <table:table-cell table:style-name="Table2.A2" office:value-type="string">
            <text:p text:style-name="P36">123</text:p>
          </table:table-cell>
          <table:table-cell table:style-name="Table2.A2" office:value-type="string">
            <text:p text:style-name="P36">{</text:p>
          </table:table-cell>
          <table:table-cell table:style-name="Table2.A2" office:value-type="string">
            <text:p text:style-name="P39">n/a</text:p>
          </table:table-cell>
          <table:table-cell table:style-name="Table2.D2" office:value-type="string">
            <text:p text:style-name="P38"/>
          </table:table-cell>
        </table:table-row>
        <table:table-row>
          <table:table-cell table:style-name="Table2.A2" office:value-type="string">
            <text:p text:style-name="P36">124</text:p>
          </table:table-cell>
          <table:table-cell table:style-name="Table2.A2" office:value-type="string">
            <text:p text:style-name="P36">|</text:p>
          </table:table-cell>
          <table:table-cell table:style-name="Table2.A2" office:value-type="string">
            <text:p text:style-name="P19">|</text:p>
          </table:table-cell>
          <table:table-cell table:style-name="Table2.D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36">125</text:p>
          </table:table-cell>
          <table:table-cell table:style-name="Table2.A2" office:value-type="string">
            <text:p text:style-name="P36">}</text:p>
          </table:table-cell>
          <table:table-cell table:style-name="Table2.A2" office:value-type="string">
            <text:p text:style-name="P16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6</text:p>
          </table:table-cell>
          <table:table-cell table:style-name="Table2.A2" office:value-type="string">
            <text:p text:style-name="P36">~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36">127</text:p>
          </table:table-cell>
          <table:table-cell table:style-name="Table2.A2" office:value-type="string">
            <text:p text:style-name="P36">DEL</text:p>
          </table:table-cell>
          <table:table-cell table:style-name="Table2.A2" office:value-type="string">
            <text:p text:style-name="P19">n/a</text:p>
          </table:table-cell>
          <table:table-cell table:style-name="Table2.D2" office:value-type="string">
            <text:p text:style-name="P2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7:52:28.479805642</meta:creation-date>
    <dc:date>2020-05-27T14:16:42.377561211</dc:date>
    <meta:editing-duration>P1DT4H41M</meta:editing-duration>
    <meta:editing-cycles>54</meta:editing-cycles>
    <meta:generator>LibreOffice/6.3.5.2$Linux_X86_64 LibreOffice_project/30$Build-2</meta:generator>
    <meta:document-statistic meta:table-count="1" meta:image-count="0" meta:object-count="0" meta:page-count="12" meta:paragraph-count="579" meta:word-count="1324" meta:character-count="6456" meta:non-whitespace-character-count="5756"/>
  </office:meta>
</office:document-meta>
</file>